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47b8b8" draw:textarea-horizontal-align="left" draw:textarea-vertical-align="middle" draw:auto-grow-height="false" draw:shadow="hidden"/>
    </style:style>
    <style:style style:name="gr5" style:family="graphic" style:parent-style-name="standard">
      <style:graphic-properties draw:fill="solid" draw:fill-color="#33a3a3" draw:textarea-horizontal-align="left" draw:textarea-vertical-align="middle" draw:auto-grow-height="false"/>
    </style:style>
    <style:style style:name="gr6" style:family="graphic" style:parent-style-name="standard">
      <style:graphic-properties draw:fill="solid" draw:fill-color="#198a8a" draw:textarea-horizontal-align="left" draw:textarea-vertical-align="middle" draw:auto-grow-height="false"/>
    </style:style>
    <style:style style:name="gr7" style:family="graphic" style:parent-style-name="standard">
      <style:graphic-properties draw:fill="solid" draw:fill-color="#006b6b" draw:textarea-horizontal-align="left" draw:textarea-vertical-align="middle" draw:auto-grow-height="false"/>
    </style:style>
    <style:style style:name="gr8" style:family="graphic" style:parent-style-name="standard">
      <style:graphic-properties draw:fill="solid" draw:fill-color="#004a4a" draw:textarea-horizontal-align="left" draw:textarea-vertical-align="middle" draw:auto-grow-height="false"/>
    </style:style>
    <style:style style:name="gr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8pt" style:font-size-complex="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0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1.27cm" draw:transform="rotate (1.5707963267946) translate (1.17cm 11.16cm)">
          <text:p text:style-name="P1"><text:span text:style-name="T1">QS_SrvRequestRate</text:span></text:p>
          <text:p text:style-name="P1"><text:span text:style-name="T1">QS_SrvMinDataRate</text:span></text:p>
          <text:p text:style-name="P1"><text:span text:style-name="T1">(whole request/response I/O duration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.71cm 11.16cm)">
          <text:p text:style-name="P1"><text:span text:style-name="T1">QS_ClientPrefe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.44cm 11.16cm)">
          <text:p text:style-name="P1"><text:span text:style-name="T1">QS_SrvMaxConnExcludeI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4.98cm 11.16cm)">
          <text:p text:style-name="P1"><text:span text:style-name="T1">QS_ClientEventBlockCoun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6.25cm 11.16cm)">
          <text:p text:style-name="P1"><text:span text:style-name="T1">QS_SrvMaxCon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0.15cm 11.16cm)">
          <text:p text:style-name="P1"><text:span text:style-name="T1">QS_SrvMaxConnClose,</text:span></text:p>
          <text:p text:style-name="P1"><text:span text:style-name="T1">QS_KeepAliveTimeou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5.07cm 11.16cm)">
          <text:p text:style-name="P1"><text:span text:style-name="T1">QS_LimitRequestBod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8.88cm 11.16cm)">
          <text:p text:style-name="P1"><text:span text:style-name="T1">QS_PermitUr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7.61cm 11.16cm)">
          <text:p text:style-name="P1"><text:span text:style-name="T1">QS_MileStone, QS_DenyRequestLine,</text:span></text:p>
          <text:p text:style-name="P1"><text:span text:style-name="T1">QS_DenyPath, QS_DenyQue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0.06cm 11.16cm)">
          <text:p text:style-name="P1"><text:span text:style-name="T1">nod_setenvif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1.42cm 11.16cm)">
          <text:p text:style-name="P1"><text:span text:style-name="T1">VIP: QS_Session*, QS_Vip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7.52cm 11.16cm)">
          <text:p text:style-name="P1"><text:span text:style-name="T1">QS_SrvMaxConnPerI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75cm" svg:height="1.27cm" svg:x="8.655cm" svg:y="3.54cm">
          <text:p text:style-name="P1"><text:span text:style-name="T2">post read</text:span></text:p>
          <text:p text:style-name="P1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8.79cm 11.16cm)">
          <text:p text:style-name="P1"><text:span text:style-name="T1">QS_SetEnvIfParp</text:span></text:p>
          <text:p text:style-name="P1"><text:span text:style-name="T1">(enables mod_parp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67cm" svg:height="1.27cm" svg:x="12.53cm" svg:y="3.54cm">
          <text:p text:style-name="P1"><text:span text:style-name="T2">header par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6.34cm 11.16cm)">
          <text:p text:style-name="P1"><text:span text:style-name="T1">mod_par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2.53cm 11.16cm)">
          <text:p text:style-name="P1"><text:span text:style-name="T1">QS_RequestHeaderFil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3.8cm 11.16cm)">
          <text:p text:style-name="P1"><text:span text:style-name="T1">mod_setenvif,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7.77cm 11.16cm)">
          <text:p text:style-name="P1"><text:span text:style-name="T1">QS_EventRequestLimit,</text:span></text:p>
          <text:p text:style-name="P1"><text:span text:style-name="T1">QS_Event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6.5cm 11.16cm)">
          <text:p text:style-name="P1"><text:span text:style-name="T1">QS_DenyEv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5.23cm 11.16cm)"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3.96cm 11.16cm)">
          <text:p text:style-name="P1"><text:span text:style-name="T1">QS_SetEnvIf, QS_SetEnv,</text:span></text:p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4.12cm 11.16cm)">
          <text:p text:style-name="P1"><text:span text:style-name="T1">QS_LocRequestLimit,</text:span></text:p>
          <text:p text:style-name="P1"><text:span text:style-name="T1">QS_LocRequestPerSecLimit,</text:span></text:p>
          <text:p text:style-name="P1"><text:span text:style-name="T1">QS_Loc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2.69cm 11.16cm)">
          <text:p text:style-name="P1"><text:span text:style-name="T1">QS_SetEnvIfParp, QS_SetEnvIfBody,</text:span></text:p>
          <text:p text:style-name="P1"><text:span text:style-name="T1">QS_SetEnvIfQue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2.85cm 11.16cm)">
          <text:p text:style-name="P1"><text:span text:style-name="T1">QS_LocRequestLimitMatch,</text:span></text:p>
          <text:p text:style-name="P1"><text:span text:style-name="T1">QS_LocRequestPerSecLimitMatch,</text:span></text:p>
          <text:p text:style-name="P1"><text:span text:style-name="T1">QS_LocKBytesPerSecLimitMa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1.58cm 11.16cm)">
          <text:p text:style-name="P1"><text:span text:style-name="T1">QS_ClientEventBlockCount (QS_Block)</text:span></text:p>
          <text:p text:style-name="P1"><text:span text:style-name="T1">(update and 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9.04cm 11.16cm)">
          <text:p text:style-name="P1"><text:span text:style-name="T1">QS_ClientEventRequestLimit,</text:span></text:p>
          <text:p text:style-name="P1"><text:span text:style-name="T1">QS_ClientSerializ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0.31cm 11.16cm)">
          <text:p text:style-name="P1"><text:span text:style-name="T1">QS_ClientEventPerSet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5.39cm 11.16cm)">
          <text:p text:style-name="P1"><text:span text:style-name="T1">QS_CondLocRequestLimitMatch</text:span></text:p>
          <text:p text:style-name="P1"><text:span text:style-name="T1">(QS_Cond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6.66cm 11.16cm)">
          <text:p text:style-name="P1"><text:span text:style-name="T1">QS_Event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7.93cm 11.16cm)">
          <text:p text:style-name="P1"><text:span text:style-name="T1">QS_Delay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99cm" svg:y1="2.905cm" svg:x2="41.675cm" svg:y2="2.905cm">
          <text:p text:style-name="P1"><text:span text:style-name="T2">request</text:span></text:p>
          <text:p text:style-name="P1"><text:span text:style-name="T2"/></text:p>
        </draw:line>
        <draw:custom-shape draw:style-name="gr4" draw:text-style-name="P5" draw:layer="layout" svg:width="40.64cm" svg:height="1.27cm" svg:x="1.035cm" svg:y="12.43cm">
          <text:p text:style-name="P4"><text:span text:style-name="T3">per client</text:span></text:p>
          <text:p text:style-name="P1"><text:span text:style-name="T3">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40.64cm" svg:height="1.27cm" svg:x="1.035cm" svg:y="14.335cm">
          <text:p text:style-name="P4"><text:span text:style-name="T3">per connection</text:span></text:p>
          <text:p text:style-name="P4"><text:span text:style-name="T3">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0.64cm" svg:height="1.27cm" svg:x="1.035cm" svg:y="16.24cm">
          <text:p text:style-name="P4"><text:span text:style-name="T3">per virtual host</text:span></text:p>
          <text:p text:style-name="P4"><text:span text:style-name="T3">data stor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0.64cm" svg:height="1.27cm" svg:x="1.035cm" svg:y="18.145cm">
          <text:p text:style-name="P4"><text:span text:style-name="T3">process environment</text:span></text:p>
          <text:p text:style-name="P4"><text:span text:style-name="T3">variable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0.64cm" svg:height="1.27cm" svg:x="1.035cm" svg:y="20.05cm">
          <text:p text:style-name="P4"><text:span text:style-name="T3">VIP session</text:span></text:p>
          <text:p text:style-name="P4"><text:span text:style-name="T3">data (cookie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.345cm" svg:y1="11.16cm" svg:x2="4.345cm" svg:y2="13.065cm">
          <text:p/>
        </draw:line>
        <draw:line draw:style-name="gr9" draw:text-style-name="P6" draw:layer="layout" svg:x1="5.542cm" svg:y1="11.176cm" svg:x2="5.542cm" svg:y2="13.081cm">
          <text:p/>
        </draw:line>
        <draw:line draw:style-name="gr9" draw:text-style-name="P6" draw:layer="layout" svg:x1="6.885cm" svg:y1="11.16cm" svg:x2="6.885cm" svg:y2="16.875cm">
          <text:p/>
        </draw:line>
        <draw:line draw:style-name="gr9" draw:text-style-name="P6" draw:layer="layout" svg:x1="8.155cm" svg:y1="11.16cm" svg:x2="8.155cm" svg:y2="14.97cm">
          <text:p/>
        </draw:line>
        <draw:line draw:style-name="gr9" draw:text-style-name="P6" draw:layer="layout" svg:x1="9.425cm" svg:y1="11.16cm" svg:x2="9.425cm" svg:y2="18.78cm">
          <text:p/>
        </draw:line>
        <draw:line draw:style-name="gr9" draw:text-style-name="P6" draw:layer="layout" svg:x1="10.695cm" svg:y1="11.16cm" svg:x2="10.695cm" svg:y2="18.78cm">
          <text:p/>
        </draw:line>
        <draw:line draw:style-name="gr9" draw:text-style-name="P6" draw:layer="layout" svg:x1="14.435cm" svg:y1="11.16cm" svg:x2="14.435cm" svg:y2="18.78cm">
          <text:p/>
        </draw:line>
        <draw:line draw:style-name="gr9" draw:text-style-name="P6" draw:layer="layout" svg:x1="16.935cm" svg:y1="11.16cm" svg:x2="16.935cm" svg:y2="18.78cm">
          <text:p/>
        </draw:line>
        <draw:line draw:style-name="gr9" draw:text-style-name="P6" draw:layer="layout" svg:x1="20.735cm" svg:y1="11.16cm" svg:x2="20.735cm" svg:y2="18.78cm">
          <text:p/>
        </draw:line>
        <draw:line draw:style-name="gr9" draw:text-style-name="P6" draw:layer="layout" svg:x1="22.055cm" svg:y1="11.16cm" svg:x2="22.055cm" svg:y2="18.78cm">
          <text:p/>
        </draw:line>
        <draw:line draw:style-name="gr9" draw:text-style-name="P6" draw:layer="layout" svg:x1="22.055cm" svg:y1="11.16cm" svg:x2="22.055cm" svg:y2="20.685cm">
          <text:p/>
        </draw:line>
        <draw:line draw:style-name="gr9" draw:text-style-name="P6" draw:layer="layout" svg:x1="23.335cm" svg:y1="11.16cm" svg:x2="23.335cm" svg:y2="18.78cm">
          <text:p/>
        </draw:line>
        <draw:line draw:style-name="gr9" draw:text-style-name="P6" draw:layer="layout" svg:x1="24.635cm" svg:y1="11.16cm" svg:x2="24.635cm" svg:y2="18.78cm">
          <text:p/>
        </draw:line>
        <draw:line draw:style-name="gr9" draw:text-style-name="P6" draw:layer="layout" svg:x1="25.835cm" svg:y1="11.16cm" svg:x2="25.835cm" svg:y2="18.78cm">
          <text:p/>
        </draw:line>
        <draw:line draw:style-name="gr9" draw:text-style-name="P6" draw:layer="layout" svg:x1="27.135cm" svg:y1="11.16cm" svg:x2="27.135cm" svg:y2="18.78cm">
          <text:p/>
        </draw:line>
        <draw:line draw:style-name="gr9" draw:text-style-name="P6" draw:layer="layout" svg:x1="28.405cm" svg:y1="11.16cm" svg:x2="28.405cm" svg:y2="18.78cm">
          <text:p/>
        </draw:line>
        <draw:line draw:style-name="gr9" draw:text-style-name="P6" draw:layer="layout" svg:x1="28.405cm" svg:y1="11.16cm" svg:x2="28.405cm" svg:y2="16.875cm">
          <text:p/>
        </draw:line>
        <draw:line draw:style-name="gr9" draw:text-style-name="P6" draw:layer="layout" svg:x1="29.745cm" svg:y1="11.16cm" svg:x2="29.745cm" svg:y2="18.78cm">
          <text:p/>
        </draw:line>
        <draw:line draw:style-name="gr9" draw:text-style-name="P6" draw:layer="layout" svg:x1="29.745cm" svg:y1="11.16cm" svg:x2="29.745cm" svg:y2="13.065cm">
          <text:p/>
        </draw:line>
        <draw:line draw:style-name="gr9" draw:text-style-name="P6" draw:layer="layout" svg:x1="30.945cm" svg:y1="11.16cm" svg:x2="30.945cm" svg:y2="18.78cm">
          <text:p/>
        </draw:line>
        <draw:line draw:style-name="gr9" draw:text-style-name="P6" draw:layer="layout" svg:x1="30.945cm" svg:y1="11.16cm" svg:x2="30.945cm" svg:y2="13.065cm">
          <text:p/>
        </draw:line>
        <draw:line draw:style-name="gr9" draw:text-style-name="P6" draw:layer="layout" svg:x1="32.245cm" svg:y1="11.16cm" svg:x2="32.245cm" svg:y2="18.78cm">
          <text:p/>
        </draw:line>
        <draw:line draw:style-name="gr9" draw:text-style-name="P6" draw:layer="layout" svg:x1="32.245cm" svg:y1="11.16cm" svg:x2="32.245cm" svg:y2="13.065cm">
          <text:p/>
        </draw:line>
        <draw:line draw:style-name="gr9" draw:text-style-name="P6" draw:layer="layout" svg:x1="33.405cm" svg:y1="11.161cm" svg:x2="33.405cm" svg:y2="16.876cm">
          <text:p/>
        </draw:line>
        <draw:line draw:style-name="gr9" draw:text-style-name="P6" draw:layer="layout" svg:x1="34.705cm" svg:y1="11.162cm" svg:x2="34.705cm" svg:y2="16.877cm">
          <text:p/>
        </draw:line>
        <draw:line draw:style-name="gr9" draw:text-style-name="P6" draw:layer="layout" svg:x1="35.96cm" svg:y1="11.16cm" svg:x2="35.96cm" svg:y2="16.875cm">
          <text:p/>
        </draw:line>
        <draw:line draw:style-name="gr9" draw:text-style-name="P6" draw:layer="layout" svg:x1="35.96cm" svg:y1="11.16cm" svg:x2="35.96cm" svg:y2="18.78cm">
          <text:p/>
        </draw:line>
        <draw:line draw:style-name="gr9" draw:text-style-name="P6" draw:layer="layout" svg:x1="37.265cm" svg:y1="11.16cm" svg:x2="37.265cm" svg:y2="18.78cm">
          <text:p/>
        </draw:line>
        <draw:line draw:style-name="gr9" draw:text-style-name="P6" draw:layer="layout" svg:x1="37.265cm" svg:y1="11.16cm" svg:x2="37.265cm" svg:y2="16.875cm">
          <text:p/>
        </draw:line>
        <draw:line draw:style-name="gr9" draw:text-style-name="P6" draw:layer="layout" svg:x1="38.565cm" svg:y1="11.16cm" svg:x2="38.565cm" svg:y2="18.78cm">
          <text:p/>
        </draw:line>
        <draw:custom-shape draw:style-name="gr1" draw:text-style-name="P2" draw:layer="layout" svg:width="6.35cm" svg:height="1.27cm" draw:transform="rotate (1.5707963267946) translate (5.645cm 28.94cm)">
          <text:p text:style-name="P1"><text:span text:style-name="T1">QS_VipHeader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1.27cm" svg:x="5.645cm" svg:y="28.94cm">
          <text:p text:style-name="P1"><text:span text:style-name="T2">connection cl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6.915cm 28.94cm)">
          <text:p text:style-name="P1"><text:span text:style-name="T1">QS_VipIPHeaderNam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6.39cm" svg:y1="13.065cm" svg:x2="6.39cm" svg:y2="22.59cm">
          <text:p/>
        </draw:line>
        <draw:line draw:style-name="gr9" draw:text-style-name="P6" draw:layer="layout" svg:x1="7.49cm" svg:y1="13.066cm" svg:x2="7.49cm" svg:y2="22.591cm">
          <text:p/>
        </draw:line>
        <draw:custom-shape draw:style-name="gr2" draw:text-style-name="P3" draw:layer="layout" svg:width="5.08cm" svg:height="1.27cm" svg:x="9.455cm" svg:y="28.94cm">
          <text:p text:style-name="P1"><text:span text:style-name="T2">log 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0.76cm 28.94cm)">
          <text:p text:style-name="P1"><text:span text:style-name="T1">access log even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1.995cm 28.94cm)">
          <text:p text:style-name="P1"><text:span text:style-name="T1">QS_ClientEventBlockCount (QS_Block)</text:span><text:span text:style-name="T1"><text:line-break/></text:span><text:span text:style-name="T1">(update only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2.505cm" svg:y1="13.065cm" svg:x2="12.505cm" svg:y2="22.59cm">
          <text:p/>
        </draw:line>
        <draw:custom-shape draw:style-name="gr1" draw:text-style-name="P2" draw:layer="layout" svg:width="6.35cm" svg:height="1.27cm" draw:transform="rotate (1.5707963267946) translate (13.265cm 28.94cm)">
          <text:p text:style-name="P1"><text:span text:style-name="T1">QS_SetEnvI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9.515cm 28.94cm)">
          <text:p text:style-name="P1"><text:span text:style-name="T1">QS_KeepAliveTimeout,</text:span></text:p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2.505cm" svg:y1="18.78cm" svg:x2="12.505cm" svg:y2="22.59cm">
          <text:p/>
        </draw:line>
        <draw:line draw:style-name="gr9" draw:text-style-name="P6" draw:layer="layout" svg:x1="13.74cm" svg:y1="18.78cm" svg:x2="13.74cm" svg:y2="22.59cm">
          <text:p/>
        </draw:line>
        <draw:line draw:style-name="gr9" draw:text-style-name="P6" draw:layer="layout" svg:x1="20.145cm" svg:y1="18.78cm" svg:x2="20.145cm" svg:y2="22.59cm">
          <text:p/>
        </draw:line>
        <draw:custom-shape draw:style-name="gr1" draw:text-style-name="P2" draw:layer="layout" svg:width="6.35cm" svg:height="1.27cm" draw:transform="rotate (1.5707963267946) translate (14.535cm 28.94cm)">
          <text:p text:style-name="P1"><text:span text:style-name="T1">client behavior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98cm" svg:y1="13.065cm" svg:x2="14.98cm" svg:y2="22.59cm">
          <text:p/>
        </draw:line>
        <draw:custom-shape draw:style-name="gr2" draw:text-style-name="P3" draw:layer="layout" svg:width="15.24cm" svg:height="1.27cm" svg:x="14.435cm" svg:y="28.94cm">
          <text:p text:style-name="P1"><text:span text:style-name="T2">response 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5.775cm 28.94cm)">
          <text:p text:style-name="P1"><text:span text:style-name="T1">QS_SetEnvIfResBody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6.25cm" svg:y1="18.78cm" svg:x2="16.25cm" svg:y2="22.59cm">
          <text:p/>
        </draw:line>
        <draw:custom-shape draw:style-name="gr1" draw:text-style-name="P2" draw:layer="layout" svg:width="6.35cm" svg:height="1.27cm" draw:transform="rotate (1.5707963267946) translate (17.045cm 28.94cm)">
          <text:p text:style-name="P1"><text:span text:style-name="T1">QS_LockBytesPerSecLimit,</text:span><text:span text:style-name="T1"><text:line-break/></text:span><text:span text:style-name="T1">QS_EventkBytesPerSecLimi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7.135cm 28.94cm)">
          <text:p text:style-name="P1"><text:span text:style-name="T1">QS_SetEnvIfStatus,</text:span></text:p>
          <text:p text:style-name="P1"><text:span text:style-name="T1">QS_SetEnvResHeader,</text:span></text:p>
          <text:p text:style-name="P1"><text:span text:style-name="T1">QS_SetEnvResHeaderMa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5.865cm 28.94cm)"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4.595cm 28.94cm)">
          <text:p text:style-name="P1"><text:span text:style-name="T1">QS_VipHeaderName, QS_Session*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3.325cm 28.94cm)">
          <text:p text:style-name="P1"><text:span text:style-name="T1">QS_VipU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2.055cm 28.94cm)">
          <text:p text:style-name="P1"><text:span text:style-name="T1">QS_VipIPUser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0.625cm" svg:y1="30.845cm" svg:x2="39.2cm" svg:y2="30.845cm">
          <text:p text:style-name="P1"><text:span text:style-name="T2"/></text:p>
          <text:p text:style-name="P1"><text:span text:style-name="T2">response</text:span></text:p>
        </draw:line>
        <draw:line draw:style-name="gr9" draw:text-style-name="P6" draw:layer="layout" svg:x1="17.52cm" svg:y1="16.875cm" svg:x2="17.52cm" svg:y2="22.59cm">
          <text:p/>
        </draw:line>
        <draw:line draw:style-name="gr9" draw:text-style-name="P6" draw:layer="layout" svg:x1="17.52cm" svg:y1="18.78cm" svg:x2="17.52cm" svg:y2="22.59cm">
          <text:p/>
        </draw:line>
        <draw:line draw:style-name="gr9" draw:text-style-name="P6" draw:layer="layout" svg:x1="22.69cm" svg:y1="13.065cm" svg:x2="22.69cm" svg:y2="22.59cm">
          <text:p/>
        </draw:line>
        <draw:line draw:style-name="gr9" draw:text-style-name="P6" draw:layer="layout" svg:x1="23.96cm" svg:y1="13.065cm" svg:x2="23.96cm" svg:y2="22.59cm">
          <text:p/>
        </draw:line>
        <draw:line draw:style-name="gr9" draw:text-style-name="P6" draw:layer="layout" svg:x1="23.96cm" svg:y1="20.685cm" svg:x2="23.96cm" svg:y2="22.59cm">
          <text:p/>
        </draw:line>
        <draw:line draw:style-name="gr9" draw:text-style-name="P6" draw:layer="layout" svg:x1="25.26cm" svg:y1="13.066cm" svg:x2="25.26cm" svg:y2="22.591cm">
          <text:p/>
        </draw:line>
        <draw:line draw:style-name="gr9" draw:text-style-name="P6" draw:layer="layout" svg:x1="25.26cm" svg:y1="20.686cm" svg:x2="25.26cm" svg:y2="22.591cm">
          <text:p/>
        </draw:line>
        <draw:line draw:style-name="gr9" draw:text-style-name="P6" draw:layer="layout" svg:x1="26.5cm" svg:y1="16.875cm" svg:x2="26.5cm" svg:y2="22.59cm">
          <text:p/>
        </draw:line>
        <draw:line draw:style-name="gr9" draw:text-style-name="P6" draw:layer="layout" svg:x1="27.77cm" svg:y1="18.78cm" svg:x2="27.77cm" svg:y2="22.59cm">
          <text:p/>
        </draw:line>
        <draw:frame draw:style-name="gr11" draw:text-style-name="P8" draw:layer="layout" svg:width="5.959cm" svg:height="0.615cm" svg:x="2.37cm" svg:y="31.48cm">
          <draw:text-box>
            <text:p text:style-name="P7"><text:span text:style-name="T4">mod_qos, sequence of directive processing</text:span></text:p>
          </draw:text-box>
        </draw:frame>
        <draw:custom-shape draw:style-name="gr1" draw:text-style-name="P2" draw:layer="layout" svg:width="6.35cm" svg:height="1.27cm" draw:transform="rotate (1.5707963267946) translate (20.785cm 28.94cm)">
          <text:p text:style-name="P1"><text:span text:style-name="T1">QS_ResponseHeader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8.315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8.845cm" svg:y1="18.78cm" svg:x2="18.845cm" svg:y2="22.59cm">
          <text:p/>
        </draw:line>
        <draw:custom-shape draw:style-name="gr2" draw:text-style-name="P2" draw:layer="layout" svg:width="6.35cm" svg:height="1.27cm" draw:transform="rotate (1.5707963267946) translate (28.405cm 28.94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29.04cm" svg:y1="18.78cm" svg:x2="29.04cm" svg:y2="22.59cm">
          <text:p/>
        </draw:line>
        <draw:line draw:style-name="gr9" draw:text-style-name="P6" draw:layer="layout" svg:x1="18.85cm" svg:y1="14.97cm" svg:x2="18.845cm" svg:y2="22.59cm">
          <text:p/>
        </draw:line>
        <draw:custom-shape draw:style-name="gr1" draw:text-style-name="P2" draw:layer="layout" svg:width="6.35cm" svg:height="1.27cm" draw:transform="rotate (1.5707963267946) translate (9.523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9.99cm" svg:y1="18.78cm" svg:x2="9.99cm" svg:y2="22.59cm">
          <text:p/>
        </draw:line>
        <draw:line draw:style-name="gr9" draw:text-style-name="P6" draw:layer="layout" svg:x1="9.99cm" svg:y1="14.97cm" svg:x2="9.99cm" svg:y2="22.59cm">
          <text:p/>
        </draw:line>
        <draw:custom-shape draw:style-name="gr1" draw:text-style-name="P2" draw:layer="layout" svg:width="6.35cm" svg:height="1.27cm" draw:transform="rotate (1.5707963267946) translate (11.295cm 11.16cm)">
          <text:p text:style-name="P1"><text:span text:style-name="T1">QS_UserTrackingCookieNam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1.895cm" svg:y1="11.16cm" svg:x2="11.895cm" svg:y2="18.78cm">
          <text:p/>
        </draw:line>
        <draw:custom-shape draw:style-name="gr2" draw:text-style-name="P3" draw:layer="layout" svg:width="7.62cm" svg:height="1.27cm" svg:x="1.17cm" svg:y="3.54cm">
          <text:p text:style-name="P1"><text:span text:style-name="T2">process conn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.27cm" svg:x="39.135cm" svg:y="3.54cm">
          <text:p text:style-name="P1"><text:span text:style-name="T2">fixu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40.37cm 11.16cm)">
          <text:p text:style-name="P1"><text:span text:style-name="T1">QS_VipUser, QS_VipIpUser,</text:span></text:p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39.1cm 11.16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39.665cm" svg:y1="11.16cm" svg:x2="39.665cm" svg:y2="18.78cm">
          <text:p/>
        </draw:line>
        <draw:line draw:style-name="gr9" draw:text-style-name="P6" draw:layer="layout" svg:x1="40.94cm" svg:y1="11.16cm" svg:x2="40.94cm" svg:y2="18.78cm">
          <text:p/>
        </draw:line>
        <draw:line draw:style-name="gr9" draw:text-style-name="P6" draw:layer="layout" svg:x1="40.94cm" svg:y1="11.16cm" svg:x2="40.94cm" svg:y2="13.06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de" style:country-asian="CH" style:font-family-complex="'DejaVu Sans'" style:font-family-generic-complex="system" style:font-pitch-complex="variable" style:font-size-complex="24pt" style:language-complex="de" style:country-complex="C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4.552cm" fo:page-height="34.77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Pascal Buchbinder</meta:initial-creator>
    <meta:creation-date>2010-01-11T20:11:11</meta:creation-date>
    <dc:date>2011-01-19T07:33:42</dc:date>
    <dc:language>en-US</dc:language>
    <meta:editing-cycles>33</meta:editing-cycles>
    <meta:editing-duration>PT21H51M03S</meta:editing-duration>
    <dc:creator>Pascal Buchbinder</dc:creator>
    <meta:document-statistic meta:object-count="121"/>
    <meta:user-defined meta:name="Info 1"/>
    <meta:user-defined meta:name="Info 2"/>
    <meta:user-defined meta:name="Info 3"/>
    <meta:user-defined meta:name="Info 4"/>
  </office:meta>
</office:document-meta>
</file>